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c6" officeooo:paragraph-rsid="0013b8c6"/>
    </style:style>
    <style:style style:name="P2" style:family="paragraph" style:parent-style-name="Standard">
      <style:paragraph-properties fo:text-align="center" style:justify-single-word="false"/>
      <style:text-properties officeooo:rsid="0013b8c6" officeooo:paragraph-rsid="0013b8c6"/>
    </style:style>
    <style:style style:name="P3" style:family="paragraph" style:parent-style-name="Standard">
      <style:text-properties fo:font-style="italic" officeooo:rsid="0013b8c6" officeooo:paragraph-rsid="0013b8c6" style:font-style-asian="italic" style:font-style-complex="italic"/>
    </style:style>
    <style:style style:name="P4" style:family="paragraph" style:parent-style-name="Standard">
      <style:text-properties officeooo:rsid="0014f35f" officeooo:paragraph-rsid="0014f35f"/>
    </style:style>
    <style:style style:name="P5" style:family="paragraph" style:parent-style-name="Standard">
      <style:text-properties fo:font-weight="bold" officeooo:rsid="0014f35f" officeooo:paragraph-rsid="0014f35f" style:font-weight-asian="bold" style:font-weight-complex="bold"/>
    </style:style>
    <style:style style:name="P6" style:family="paragraph" style:parent-style-name="Standard">
      <style:text-properties officeooo:rsid="001570c6" officeooo:paragraph-rsid="001570c6"/>
    </style:style>
    <style:style style:name="P7" style:family="paragraph" style:parent-style-name="Standard">
      <style:text-properties officeooo:rsid="00157599" officeooo:paragraph-rsid="00157599"/>
    </style:style>
    <style:style style:name="P8" style:family="paragraph" style:parent-style-name="Standard">
      <style:text-properties officeooo:rsid="00157599" officeooo:paragraph-rsid="0014f35f"/>
    </style:style>
    <style:style style:name="P9" style:family="paragraph" style:parent-style-name="Standard">
      <style:text-properties officeooo:rsid="001666b1" officeooo:paragraph-rsid="001666b1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0c6"/>
    </style:style>
    <style:style style:name="T3" style:family="text">
      <style:text-properties officeooo:rsid="0015759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officeooo:rsid="00166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Logic to Set Theory</text:p>
      <text:p text:style-name="P2">by Sven Nilsen, 2021</text:p>
      <text:p text:style-name="P1"/>
      <text:p text:style-name="P3">In this paper I introduce a method of translating Avatar Logic to Zermelo-Fraenkel Set Theory.</text:p>
      <text:p text:style-name="P1"/>
      <text:p text:style-name="P4">The axioms of Avatar Logic<text:span text:style-name="T5"><text:reference-ref text:reference-format="text" text:ref-name="avatar logic">[1]</text:reference-ref></text:span> might be trans<text:span text:style-name="T2">l</text:span>ated to Zermelo-Fraenkel Set Theory<text:span text:style-name="T5"><text:reference-ref text:reference-format="text" text:ref-name="zermelo-fraenkel set theory">[2]</text:reference-ref></text:span>:</text:p>
      <text:p text:style-name="P4"/>
      <text:p text:style-name="P5"><text:tab/>(a, b) ∧ b : p ∧ uniq(b)<text:tab/><text:tab/>(a, q'(b)) ∧ q'(b) : p</text:p>
      <text:p text:style-name="P4"><text:tab/>p(a, b) ∧ ∃! z { p(a, z) }<text:tab/><text:tab/>p(a, {{q}, {q, b}}) ∧ ∀ x { ∃! z { p(a, {{z}, {z, x}}) } }</text:p>
      <text:p text:style-name="P1"/>
      <text:p text:style-name="P7">Translation must happen for every relation, otherwise it would require extending<text:line-break/>Second-Order Logic<text:span text:style-name="T5"><text:reference-ref text:reference-format="text" text:ref-name="second-order logic">[3]</text:reference-ref></text:span> with tuples, roles and 1-avatars. Per relation requires only First-Order Logic<text:span text:style-name="T5"><text:reference-ref text:reference-format="text" text:ref-name="first-order logic">[4]</text:reference-ref></text:span>.</text:p>
      <text:p text:style-name="P6"/>
      <text:p text:style-name="P6">The translation uses Kuratowski’s definiton<text:span text:style-name="T5"><text:reference-ref text:reference-format="text" text:ref-name="kuratowski's definition">[5]</text:reference-ref></text:span> of an ordered pair `{{x}, {x, y}}` for `x’(y)`.<text:line-break/>This representation is chosen because ordered pairs are not used as arguments in Avatar Logic.</text:p>
      <text:p text:style-name="P6"/>
      <text:p text:style-name="P6">Ordered pairs might also be used without `b : p`, but only to mean `(a, b)` as a binary relation.</text:p>
      <text:p text:style-name="P6"/>
      <text:p text:style-name="P6">The `uniq` predicate <text:span text:style-name="T3">returns `true` for all atomic symbols, plus those 1-avatars that are optionally chosen to be behaving uniquely. Both axioms must be applied when the 1-avatar is unique.</text:span></text:p>
      <text:p text:style-name="P1"/>
      <text:p text:style-name="P6">In expanded form <text:span text:style-name="T6">limited </text:span>to quantifiers `∀, ∃`, connectives `=&gt;, =, ∈, ∨, ∧`, negation `¬`:</text:p>
      <text:p text:style-name="P1"/>
      <text:p text:style-name="P5"><text:tab/>(a, b) ∧ b : p ∧ uniq(b)</text:p>
      <text:p text:style-name="P4"><text:tab/>p(a, b) ∧ ∃ z { p(a, z) ∧ ¬∃ y { p(a, y) ∧ ¬(y = z) } }</text:p>
      <text:p text:style-name="P4"/>
      <text:p text:style-name="P4"><text:span text:style-name="T1"><text:tab/>(a, q'(b)) ∧ q'(b) : p</text:span></text:p>
      <text:p text:style-name="P4"><text:tab/>p(a, _k) ∧</text:p>
      <text:p text:style-name="P4"><text:tab/>∃ r {</text:p>
      <text:p text:style-name="P4"><text:tab/> <text:s/>(r ∈ _k) =&gt; ∀ c { (c ∈ _k) =&gt; ((c = q) ∨ (c = r)) } ∧</text:p>
      <text:p text:style-name="P4"><text:tab/> <text:s/>∀ d { (d ∈ r) =&gt; ((d = q) ∨ (d = b)) }</text:p>
      <text:p text:style-name="P4"><text:tab/>} ∧</text:p>
      <text:p text:style-name="P4"><text:tab/>∀ x {</text:p>
      <text:p text:style-name="P4"><text:tab/> <text:s/>∃ z { p(a, _n) ∧ ¬∃ y { p(a, _m) ∧ ¬(y = z) } } ∧</text:p>
      <text:p text:style-name="P4"><text:tab/> <text:s/>∃ r {</text:p>
      <text:p text:style-name="P4"><text:tab/> <text:s text:c="3"/>(r ∈ _n) =&gt; ∀ c { (c ∈ _n) =&gt; ((c = z) ∨ (c = r) } ∧</text:p>
      <text:p text:style-name="P4"><text:tab/> <text:s text:c="3"/>∀ d { (d ∈ r) =&gt; ((d = z) ∨ (d = x)) }</text:p>
      <text:p text:style-name="P4"><text:tab/> <text:s/>} ∧</text:p>
      <text:p text:style-name="P4"><text:tab/> <text:s/>∃ r {</text:p>
      <text:p text:style-name="P4"><text:tab/> <text:s text:c="3"/>(r ∈ _m) =&gt; ∀ c { (c ∈ _m) =&gt; ((c = y) ∨ (c = r)) } ∧</text:p>
      <text:p text:style-name="P4"><text:tab/> <text:s text:c="3"/>∀ d { (d ∈ r) =&gt; ((d = y) ∨ (d = x)) }</text:p>
      <text:p text:style-name="P4"><text:tab/> <text:s/>}</text:p>
      <text:p text:style-name="P4"><text:tab/>}</text:p>
      <text:p text:style-name="P4"/>
      <text:p text:style-name="P4">Notice that `p` might be written with uppercase letter in standard First-Order Logic notation.</text:p>
      <text:p text:style-name="P4">The variables starting with underscore e.g. `_n`, are introduced to bind the sub-expressions together.</text:p>
      <text:h text:style-name="P10" text:outline-level="3">References:</text:h>
      <text:p text:style-name="P8"/>
      <text:p text:style-name="P7"><text:reference-mark-start text:name="avatar logic"/>[1]<text:reference-mark-end text:name="avatar logic"/><text:tab/>“Avatar Logic”</text:p>
      <text:p text:style-name="P7"><text:tab/>AdvancedResearch – Summary Page on Avatar Extensions</text:p>
      <text:p text:style-name="P7"><text:tab/><text:a xlink:type="simple" xlink:href="https://advancedresearch.github.io/avatar-extensions/summary.html#avatar-logic" text:style-name="Internet_20_link" text:visited-style-name="Visited_20_Internet_20_Link"><text:span text:style-name="T4">https://advancedresearch.github.io/avatar-extensions/summary.html#avatar-logic</text:span></text:a></text:p>
      <text:p text:style-name="P7"/>
      <text:p text:style-name="P7"><text:reference-mark-start text:name="zermelo-fraenkel set theory"/>[2]<text:reference-mark-end text:name="zermelo-fraenkel set theory"/><text:tab/>“Zermelo-Fraenkel set theory”</text:p>
      <text:p text:style-name="P7"><text:tab/>Wikipedia</text:p>
      <text:p text:style-name="P7"><text:tab/><text:a xlink:type="simple" xlink:href="https://en.wikipedia.org/wiki/Zermelo–Fraenkel_set_theory" text:style-name="Internet_20_link" text:visited-style-name="Visited_20_Internet_20_Link"><text:span text:style-name="T4">https://en.wikipedia.org/wiki/Zermelo%E2%80%93Fraenkel_set_theory</text:span></text:a></text:p>
      <text:p text:style-name="P7"/>
      <text:p text:style-name="P7"><text:reference-mark-start text:name="second-order logic"/>[3]<text:reference-mark-end text:name="second-order logic"/><text:tab/>“Second-order logic”</text:p>
      <text:p text:style-name="P7"><text:tab/>Wikipedia</text:p>
      <text:p text:style-name="P7"><text:tab/><text:a xlink:type="simple" xlink:href="https://en.wikipedia.org/wiki/Second-order_logic" text:style-name="Internet_20_link" text:visited-style-name="Visited_20_Internet_20_Link"><text:span text:style-name="T4">https://en.wikipedia.org/wiki/Second-order_logic</text:span></text:a></text:p>
      <text:p text:style-name="P7"/>
      <text:p text:style-name="P7"><text:reference-mark-start text:name="first-order logic"/>[4]<text:reference-mark-end text:name="first-order logic"/><text:tab/>“First-order logic”</text:p>
      <text:p text:style-name="P7"><text:tab/>Wikipedia</text:p>
      <text:p text:style-name="P7"><text:tab/><text:a xlink:type="simple" xlink:href="https://en.wikipedia.org/wiki/First-order_logic" text:style-name="Internet_20_link" text:visited-style-name="Visited_20_Internet_20_Link"><text:span text:style-name="T4">https://en.wikipedia.org/wiki/First-order_logic</text:span></text:a></text:p>
      <text:p text:style-name="P7"/>
      <text:p text:style-name="P9"><text:reference-mark-start text:name="kuratowski's definition"/>[5]<text:reference-mark-end text:name="kuratowski's definition"/><text:tab/>“Kuratowski’s definition – Ordered pair”</text:p>
      <text:p text:style-name="P9"><text:tab/>Wikipedia</text:p>
      <text:p text:style-name="P9"><text:tab/><text:a xlink:type="simple" xlink:href="https://en.wikipedia.org/wiki/Ordered_pair#Kuratowski's_definition" text:style-name="Internet_20_link" text:visited-style-name="Visited_20_Internet_20_Link"><text:span text:style-name="T4">https://en.wikipedia.org/wiki/Ordered_pair#Kuratowski's_definition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11:43.038639000</meta:creation-date>
    <dc:date>2021-04-21T20:17:32.615993000</dc:date>
    <meta:editing-duration>PT3M47S</meta:editing-duration>
    <meta:editing-cycles>1</meta:editing-cycles>
    <meta:document-statistic meta:table-count="0" meta:image-count="0" meta:object-count="0" meta:page-count="2" meta:paragraph-count="48" meta:word-count="435" meta:character-count="2371" meta:non-whitespace-character-count="1919"/>
    <meta:generator>LibreOffice/5.1.2.2$MacOSX_X86_64 LibreOffice_project/d3bf12ecb743fc0d20e0be0c58ca359301eb705f</meta:generator>
  </office:meta>
</office:document-meta>
</file>